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ffffff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0cm" svg:y="0cm"/>
          <draw:polygon draw:style-name="gr1" draw:layer="layout" svg:width="1cm" svg:height="1cm" svg:x="0cm" svg:y="1cm" svg:viewBox="0 0 1001 1001" draw:points="1001,0 1001,1001 0,500">
            <text:p/>
          </draw:polygon>
          <draw:polygon draw:style-name="gr1" draw:layer="layout" svg:width="1cm" svg:height="1cm" svg:x="1cm" svg:y="0cm" svg:viewBox="0 0 1001 1001" draw:points="0,0 0,1001 1001,500">
            <text:p/>
          </draw:polygon>
          <draw:polyline draw:style-name="gr2" draw:layer="layout" svg:width="2cm" svg:height="2cm" svg:x="0cm" svg:y="0cm" svg:viewBox="0 0 2001 2001" draw:points="1000,0 2001,500 0,1500 1000,2001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vil - Vertical Limiting Line</dc:title>
    <meta:creation-date>2011-02-07T17:04:51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